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4">
      <style:graphic-properties draw:fill="none" draw:stroke="solid" svg:stroke-width="0.01389in" svg:stroke-color="#000000" svg:stroke-opacity="100%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draw:fill="none" draw:stroke="solid" svg:stroke-width="0.01389in" svg:stroke-color="#000000" svg:stroke-opacity="100%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81" draw:name="Title 1" svg:x="1.66667in" svg:y="1.22743in" svg:width="10in" svg:height="2.61111in" presentation:class="title" presentation:placeholder="false">
          <draw:text-box>
            <text:p text:style-name="a780" text:class-names="" text:cond-style-name=""><text:span text:style-name="a777" text:class-names="">Snorri<text:s text:c="1"/></text:span><text:span text:style-name="a778" text:class-names="">Sturlusson</text:span><text:span text:style-name="a779" text:class-names=""/></text:p>
          </draw:text-box>
          <svg:title/>
          <svg:desc/>
        </draw:frame>
        <draw:frame draw:id="id70" presentation:style-name="a787" draw:name="Subtitle 2" svg:x="1.66667in" svg:y="3.93924in" svg:width="10in" svg:height="1.81076in" presentation:class="subtitle" presentation:placeholder="false">
          <draw:text-box>
            <text:p text:style-name="a786" text:class-names="" text:cond-style-name=""><text:span text:style-name="a782" text:class-names="">Páll</text:span><text:span text:style-name="a783" text:class-names=""><text:s text:c="1"/></text:span><text:span text:style-name="a784" text:class-names="">Guðbrandsson</text:span><text:span text:style-name="a785" text:class-names=""/></text:p>
          </draw:text-box>
          <svg:title/>
          <svg:desc/>
        </draw:frame>
      </draw:page>
      <draw:page draw:name="Slide2" draw:style-name="a788" draw:master-page-name="Master1-Layout4-twoObj-Two-Content" presentation:presentation-page-layout-name="Master1-PPL4" draw:id="Slide-257">
        <draw:frame draw:id="id71" presentation:style-name="a792" draw:name="Title 1" svg:x="0.91667in" svg:y="0.39931in" svg:width="11.5in" svg:height="1.44965in" presentation:class="title" presentation:placeholder="false">
          <draw:text-box>
            <text:p text:style-name="a791" text:class-names="" text:cond-style-name=""><text:span text:style-name="a789" text:class-names="">Uppruni</text:span><text:span text:style-name="a790" text:class-names=""/></text:p>
          </draw:text-box>
          <svg:title/>
          <svg:desc/>
        </draw:frame>
        <draw:frame draw:id="id72" presentation:style-name="a838" draw:name="Content Placeholder 2" svg:x="0.91667in" svg:y="1.99653in" svg:width="5.66667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3" text:class-names="">Hvammur</text:span><text:span text:style-name="a794" text:class-names=""><text:s text:c="1"/>í<text:s text:c="1"/></text:span><text:span text:style-name="a795" text:class-names="">dölum</text:span><text:span text:style-name="a796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799" text:class-names="">Sturla</text:span><text:span text:style-name="a800" text:class-names=""><text:s text:c="1"/></text:span><text:span text:style-name="a801" text:class-names="">Þórðarson</text:span><text:span text:style-name="a802" text:class-names=""><text:s text:c="1"/></text:span><text:span text:style-name="a803" text:class-names="">og</text:span><text:span text:style-name="a804" text:class-names=""><text:s text:c="1"/></text:span><text:span text:style-name="a805" text:class-names="">Guðný</text:span><text:span text:style-name="a806" text:class-names=""><text:s text:c="1"/></text:span><text:span text:style-name="a807" text:class-names="">Böðvarsdóttir</text:span><text:span text:style-name="a808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11" text:class-names="">2<text:s text:c="1"/></text:span><text:span text:style-name="a812" text:class-names="">bræður</text:span><text:span text:style-name="a813" text:class-names="">, 2<text:s text:c="1"/></text:span><text:span text:style-name="a814" text:class-names="">systur</text:span><text:span text:style-name="a815" text:class-names=""><text:s text:c="1"/></text:span><text:span text:style-name="a816" text:class-names="">og</text:span><text:span text:style-name="a817" text:class-names=""><text:s text:c="1"/></text:span><text:span text:style-name="a818" text:class-names="">fjölda</text:span><text:span text:style-name="a819" text:class-names=""><text:s text:c="1"/></text:span><text:span text:style-name="a820" text:class-names="">af</text:span><text:span text:style-name="a821" text:class-names=""><text:s text:c="1"/></text:span><text:span text:style-name="a822" text:class-names="">hálfsystkinum</text:span><text:span text:style-name="a823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26" text:class-names="">Fór</text:span><text:span text:style-name="a827" text:class-names=""><text:s text:c="1"/>í<text:s text:c="1"/></text:span><text:span text:style-name="a828" text:class-names="">fóstur</text:span><text:span text:style-name="a829" text:class-names=""><text:s text:c="1"/>í<text:s text:c="1"/></text:span><text:span text:style-name="a830" text:class-names="">Odda</text:span><text:span text:style-name="a831" text:class-names=""><text:s text:c="1"/></text:span><text:span text:style-name="a832" text:class-names="">vegna</text:span><text:span text:style-name="a833" text:class-names=""><text:s text:c="1"/></text:span><text:span text:style-name="a834" text:class-names="">erfðadeilu</text:span><text:span text:style-name="a835" text:class-names=""/></text:p>
              </text:list-item>
            </text:list>
          </draw:text-box>
          <svg:title/>
          <svg:desc/>
        </draw:frame>
        <draw:frame draw:id="id73" presentation:style-name="a839" draw:name="Content Placeholder 3" svg:x="6.75in" svg:y="1.99653in" svg:width="5.66667in" svg:height="4.75868in" presentation:class="outline" presentation:placeholder="true">
          <draw:text-box/>
          <svg:title/>
          <svg:desc/>
        </draw:frame>
        <presentation:notes draw:style-name="a993">
          <draw:page-thumbnail draw:page-number="2" svg:x="0.75in" svg:y="1.25in" svg:width="6in" svg:height="3.375in" presentation:class="page" draw:id="id74" presentation:style-name="a840" draw:name="Slide Image Placeholder 1">
            <svg:title/>
            <svg:desc/>
          </draw:page-thumbnail>
          <draw:frame draw:id="id75" presentation:style-name="a989" draw:name="Notes Placeholder 2" svg:x="0.75in" svg:y="4.8125in" svg:width="6in" svg:height="3.9375in" presentation:class="notes" presentation:placeholder="false">
            <draw:text-box>
              <text:p text:style-name="a988" text:class-names="" text:cond-style-name=""><text:span text:style-name="a841" text:class-names="">Snorri<text:s text:c="1"/></text:span><text:span text:style-name="a842" text:class-names="">var</text:span><text:span text:style-name="a843" text:class-names=""><text:s text:c="1"/></text:span><text:span text:style-name="a844" text:class-names="">yngsti</text:span><text:span text:style-name="a845" text:class-names=""><text:s text:c="1"/></text:span><text:span text:style-name="a846" text:class-names="">sonur</text:span><text:span text:style-name="a847" text:class-names=""> </text:span><text:span text:style-name="a848" text:class-names=""><text:a office:title="Hvamm-Sturla" xlink:href="https://is.wikipedia.org/wiki/Hvamm-Sturla" text:style-name="" text:visited-style-name="">Sturlu</text:a></text:span><text:span text:style-name="a849" text:class-names=""><text:a office:title="Hvamm-Sturla" xlink:href="https://is.wikipedia.org/wiki/Hvamm-Sturla" text:style-name="" text:visited-style-name=""><text:s text:c="1"/></text:a></text:span><text:span text:style-name="a850" text:class-names=""><text:a office:title="Hvamm-Sturla" xlink:href="https://is.wikipedia.org/wiki/Hvamm-Sturla" text:style-name="" text:visited-style-name="">Þórðarsonar</text:a></text:span><text:span text:style-name="a851" text:class-names=""> </text:span><text:span text:style-name="a852" text:class-names="">goða</text:span><text:span text:style-name="a853" text:class-names=""><text:s text:c="1"/>í </text:span><text:span text:style-name="a854" text:class-names=""><text:a office:title="Hvammur í Dölum" xlink:href="https://is.wikipedia.org/wiki/Hvammur_%C3%AD_D%C3%B6lum" text:style-name="" text:visited-style-name="">Hvammi</text:a></text:span><text:span text:style-name="a855" text:class-names=""> í </text:span><text:span text:style-name="a856" text:class-names=""><text:a office:title="Dalasýsla" xlink:href="https://is.wikipedia.org/wiki/Dalas%C3%BDsla" text:style-name="" text:visited-style-name="">Dölum</text:a></text:span><text:span text:style-name="a857" text:class-names=""> </text:span><text:span text:style-name="a858" text:class-names="">og</text:span><text:span text:style-name="a859" text:class-names=""><text:s text:c="1"/></text:span><text:span text:style-name="a860" text:class-names="">síðari</text:span><text:span text:style-name="a861" text:class-names=""><text:s text:c="1"/></text:span><text:span text:style-name="a862" text:class-names="">konu</text:span><text:span text:style-name="a863" text:class-names=""><text:s text:c="1"/></text:span><text:span text:style-name="a864" text:class-names="">hans</text:span><text:span text:style-name="a865" text:class-names=""> </text:span><text:span text:style-name="a866" text:class-names=""><text:a office:title="Guðný Böðvarsdóttir" xlink:href="https://is.wikipedia.org/wiki/Gu%C3%B0n%C3%BD_B%C3%B6%C3%B0varsd%C3%B3ttir" text:style-name="" text:visited-style-name="">Guðnýjar</text:a></text:span><text:span text:style-name="a867" text:class-names=""><text:a office:title="Guðný Böðvarsdóttir" xlink:href="https://is.wikipedia.org/wiki/Gu%C3%B0n%C3%BD_B%C3%B6%C3%B0varsd%C3%B3ttir" text:style-name="" text:visited-style-name=""><text:s text:c="1"/></text:a></text:span><text:span text:style-name="a868" text:class-names=""><text:a office:title="Guðný Böðvarsdóttir" xlink:href="https://is.wikipedia.org/wiki/Gu%C3%B0n%C3%BD_B%C3%B6%C3%B0varsd%C3%B3ttir" text:style-name="" text:visited-style-name="">Böðvarsdóttur</text:a></text:span><text:span text:style-name="a869" text:class-names="">.<text:s text:c="1"/></text:span><text:span text:style-name="a870" text:class-names="">Albræður</text:span><text:span text:style-name="a871" text:class-names=""><text:s text:c="1"/></text:span><text:span text:style-name="a872" text:class-names="">hans</text:span><text:span text:style-name="a873" text:class-names=""><text:s text:c="1"/></text:span><text:span text:style-name="a874" text:class-names="">voru</text:span><text:span text:style-name="a875" text:class-names=""><text:s text:c="1"/></text:span><text:span text:style-name="a876" text:class-names="">þeir</text:span><text:span text:style-name="a877" text:class-names=""> </text:span><text:span text:style-name="a878" text:class-names=""><text:a office:title="Þórður Sturluson" xlink:href="https://is.wikipedia.org/wiki/%C3%9E%C3%B3r%C3%B0ur_Sturluson" text:style-name="" text:visited-style-name="">Þórður</text:a></text:span><text:span text:style-name="a879" text:class-names=""> </text:span><text:span text:style-name="a880" text:class-names="">og</text:span><text:span text:style-name="a881" text:class-names=""> </text:span><text:span text:style-name="a882" text:class-names=""><text:a office:title="Sighvatur Sturluson" xlink:href="https://is.wikipedia.org/wiki/Sighvatur_Sturluson" text:style-name="" text:visited-style-name="">Sighvatur</text:a></text:span><text:span text:style-name="a883" text:class-names=""> </text:span><text:span text:style-name="a884" text:class-names="">og</text:span><text:span text:style-name="a885" text:class-names=""><text:s text:c="1"/></text:span><text:span text:style-name="a886" text:class-names="">hann</text:span><text:span text:style-name="a887" text:class-names=""><text:s text:c="1"/></text:span><text:span text:style-name="a888" text:class-names="">átti</text:span><text:span text:style-name="a889" text:class-names=""><text:s text:c="1"/></text:span><text:span text:style-name="a890" text:class-names="">líka</text:span><text:span text:style-name="a891" text:class-names=""><text:s text:c="1"/></text:span><text:span text:style-name="a892" text:class-names="">tvær</text:span><text:span text:style-name="a893" text:class-names=""><text:s text:c="1"/></text:span><text:span text:style-name="a894" text:class-names="">alsystur</text:span><text:span text:style-name="a895" text:class-names=""><text:s text:c="1"/></text:span><text:span text:style-name="a896" text:class-names="">og</text:span><text:span text:style-name="a897" text:class-names=""><text:s text:c="1"/></text:span><text:span text:style-name="a898" text:class-names="">fjölda</text:span><text:span text:style-name="a899" text:class-names=""><text:s text:c="1"/></text:span><text:span text:style-name="a900" text:class-names="">hálfsystkina</text:span><text:span text:style-name="a901" text:class-names="">.<text:s text:c="1"/></text:span><text:span text:style-name="a902" text:class-names="">Þegar</text:span><text:span text:style-name="a903" text:class-names=""><text:s text:c="1"/>Snorri<text:s text:c="1"/></text:span><text:span text:style-name="a904" text:class-names="">var</text:span><text:span text:style-name="a905" text:class-names=""><text:s text:c="1"/></text:span><text:span text:style-name="a906" text:class-names="">þriggja</text:span><text:span text:style-name="a907" text:class-names=""><text:s text:c="1"/></text:span><text:span text:style-name="a908" text:class-names="">ára</text:span><text:span text:style-name="a909" text:class-names=""><text:s text:c="1"/></text:span><text:span text:style-name="a910" text:class-names="">bauð</text:span><text:span text:style-name="a911" text:class-names=""> </text:span><text:span text:style-name="a912" text:class-names=""><text:a office:title="Jón Loftsson" xlink:href="https://is.wikipedia.org/wiki/J%C3%B3n_Loftsson" text:style-name="" text:visited-style-name="">Jón<text:s text:c="1"/></text:a></text:span><text:span text:style-name="a913" text:class-names=""><text:a office:title="Jón Loftsson" xlink:href="https://is.wikipedia.org/wiki/J%C3%B3n_Loftsson" text:style-name="" text:visited-style-name="">Loftsson</text:a></text:span><text:span text:style-name="a914" text:class-names=""> í </text:span><text:span text:style-name="a915" text:class-names=""><text:a office:title="Oddi" xlink:href="https://is.wikipedia.org/wiki/Oddi" text:style-name="" text:visited-style-name="">Odda</text:a></text:span><text:span text:style-name="a916" text:class-names="">,<text:s text:c="1"/></text:span><text:span text:style-name="a917" text:class-names="">sonarsonur</text:span><text:span text:style-name="a918" text:class-names=""> </text:span><text:span text:style-name="a919" text:class-names=""><text:a office:title="Sæmundur fróði" xlink:href="https://is.wikipedia.org/wiki/S%C3%A6mundur_fr%C3%B3%C3%B0i" text:style-name="" text:visited-style-name="">Sæmundar</text:a></text:span><text:span text:style-name="a920" text:class-names=""><text:a office:title="Sæmundur fróði" xlink:href="https://is.wikipedia.org/wiki/S%C3%A6mundur_fr%C3%B3%C3%B0i" text:style-name="" text:visited-style-name=""><text:s text:c="1"/></text:a></text:span><text:span text:style-name="a921" text:class-names=""><text:a office:title="Sæmundur fróði" xlink:href="https://is.wikipedia.org/wiki/S%C3%A6mundur_fr%C3%B3%C3%B0i" text:style-name="" text:visited-style-name="">fróða</text:a></text:span><text:span text:style-name="a922" text:class-names="">,<text:s text:c="1"/></text:span><text:span text:style-name="a923" text:class-names="">honum</text:span><text:span text:style-name="a924" text:class-names=""><text:s text:c="1"/></text:span><text:span text:style-name="a925" text:class-names="">fóstur</text:span><text:span text:style-name="a926" text:class-names=""><text:s text:c="1"/></text:span><text:span text:style-name="a927" text:class-names="">eftir</text:span><text:span text:style-name="a928" text:class-names=""><text:s text:c="1"/></text:span><text:span text:style-name="a929" text:class-names="">að</text:span><text:span text:style-name="a930" text:class-names=""><text:s text:c="1"/></text:span><text:span text:style-name="a931" text:class-names="">hafa</text:span><text:span text:style-name="a932" text:class-names=""><text:s text:c="1"/></text:span><text:span text:style-name="a933" text:class-names="">verið</text:span><text:span text:style-name="a934" text:class-names=""><text:s text:c="1"/></text:span><text:span text:style-name="a935" text:class-names="">fenginn</text:span><text:span text:style-name="a936" text:class-names=""><text:s text:c="1"/></text:span><text:span text:style-name="a937" text:class-names="">til</text:span><text:span text:style-name="a938" text:class-names=""><text:s text:c="1"/></text:span><text:span text:style-name="a939" text:class-names="">að</text:span><text:span text:style-name="a940" text:class-names=""><text:s text:c="1"/></text:span><text:span text:style-name="a941" text:class-names="">skera</text:span><text:span text:style-name="a942" text:class-names=""><text:s text:c="1"/></text:span><text:span text:style-name="a943" text:class-names="">úr</text:span><text:span text:style-name="a944" text:class-names=""><text:s text:c="1"/></text:span><text:span text:style-name="a945" text:class-names="">erfðadeilu</text:span><text:span text:style-name="a946" text:class-names=""><text:s text:c="1"/></text:span><text:span text:style-name="a947" text:class-names="">sem</text:span><text:span text:style-name="a948" text:class-names=""><text:s text:c="1"/></text:span><text:span text:style-name="a949" text:class-names="">Hvamm-Sturla</text:span><text:span text:style-name="a950" text:class-names=""><text:s text:c="1"/></text:span><text:span text:style-name="a951" text:class-names="">átti</text:span><text:span text:style-name="a952" text:class-names=""><text:s text:c="1"/>í<text:s text:c="1"/></text:span><text:span text:style-name="a953" text:class-names="">og</text:span><text:span text:style-name="a954" text:class-names=""><text:s text:c="1"/></text:span><text:span text:style-name="a955" text:class-names="">ólst</text:span><text:span text:style-name="a956" text:class-names=""><text:s text:c="1"/>Snorri<text:s text:c="1"/></text:span><text:span text:style-name="a957" text:class-names="">því</text:span><text:span text:style-name="a958" text:class-names=""><text:s text:c="1"/></text:span><text:span text:style-name="a959" text:class-names="">upp</text:span><text:span text:style-name="a960" text:class-names=""><text:s text:c="1"/>á<text:s text:c="1"/></text:span><text:span text:style-name="a961" text:class-names="">því</text:span><text:span text:style-name="a962" text:class-names=""><text:s text:c="1"/></text:span><text:span text:style-name="a963" text:class-names="">mikla</text:span><text:span text:style-name="a964" text:class-names=""><text:s text:c="1"/></text:span><text:span text:style-name="a965" text:class-names="">fræðasetri</text:span><text:span text:style-name="a966" text:class-names=""><text:s text:c="1"/></text:span><text:span text:style-name="a967" text:class-names="">sem</text:span><text:span text:style-name="a968" text:class-names=""><text:s text:c="1"/></text:span><text:span text:style-name="a969" text:class-names="">Oddi</text:span><text:span text:style-name="a970" text:class-names=""><text:s text:c="1"/></text:span><text:span text:style-name="a971" text:class-names="">var</text:span><text:span text:style-name="a972" text:class-names=""><text:s text:c="1"/>á<text:s text:c="1"/></text:span><text:span text:style-name="a973" text:class-names="">þeim</text:span><text:span text:style-name="a974" text:class-names=""><text:s text:c="1"/></text:span><text:span text:style-name="a975" text:class-names="">tíma</text:span><text:span text:style-name="a976" text:class-names=""><text:s text:c="1"/></text:span><text:span text:style-name="a977" text:class-names="">og</text:span><text:span text:style-name="a978" text:class-names=""><text:s text:c="1"/></text:span><text:span text:style-name="a979" text:class-names="">hlaut</text:span><text:span text:style-name="a980" text:class-names=""><text:s text:c="1"/></text:span><text:span text:style-name="a981" text:class-names="">þar</text:span><text:span text:style-name="a982" text:class-names=""><text:s text:c="1"/></text:span><text:span text:style-name="a983" text:class-names="">menntun</text:span><text:span text:style-name="a984" text:class-names=""><text:s text:c="1"/></text:span><text:span text:style-name="a985" text:class-names="">sína</text:span><text:span text:style-name="a986" text:class-names="">.</text:span><text:span text:style-name="a987" text:class-names=""/></text:p>
            </draw:text-box>
            <svg:title/>
            <svg:desc/>
          </draw:frame>
          <draw:frame draw:id="id76" draw:style-name="a992" draw:name="Slide Number Placeholder 3" svg:x="4.24826in" svg:y="9.49826in" svg:width="3.25in" svg:height="0.50174in">
            <draw:text-box>
              <text:p text:style-name="a991" text:class-names="" text:cond-style-name=""><text:span text:style-name="a9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94" draw:master-page-name="Master1-Layout4-twoObj-Two-Content" presentation:presentation-page-layout-name="Master1-PPL4" draw:id="Slide-258">
        <draw:frame draw:id="id77" presentation:style-name="a1002" draw:name="Title 1" svg:x="0.91667in" svg:y="0.39931in" svg:width="11.5in" svg:height="1.44965in" presentation:class="title" presentation:placeholder="false">
          <draw:text-box>
            <text:p text:style-name="a1001" text:class-names="" text:cond-style-name=""><text:span text:style-name="a995" text:class-names="">Auðsöfnun</text:span><text:span text:style-name="a996" text:class-names=""><text:s text:c="1"/></text:span><text:span text:style-name="a997" text:class-names="">og</text:span><text:span text:style-name="a998" text:class-names=""><text:s text:c="1"/></text:span><text:span text:style-name="a999" text:class-names="">völd</text:span><text:span text:style-name="a1000" text:class-names=""/></text:p>
          </draw:text-box>
          <svg:title/>
          <svg:desc/>
        </draw:frame>
        <draw:frame draw:id="id78" presentation:style-name="a1052" draw:name="Content Placeholder 2" svg:x="0.91667in" svg:y="1.99653in" svg:width="5.66667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3" text:class-names="">Snorri<text:s text:c="1"/></text:span><text:span text:style-name="a1004" text:class-names="">giftist</text:span><text:span text:style-name="a1005" text:class-names=""><text:s text:c="1"/></text:span><text:span text:style-name="a1006" text:class-names="">Herdísi</text:span><text:span text:style-name="a1007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0" text:class-names="">Þau</text:span><text:span text:style-name="a1011" text:class-names=""><text:s text:c="1"/></text:span><text:span text:style-name="a1012" text:class-names="">bjuggu</text:span><text:span text:style-name="a1013" text:class-names=""><text:s text:c="1"/>í<text:s text:c="1"/></text:span><text:span text:style-name="a1014" text:class-names="">Odda</text:span><text:span text:style-name="a1015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18" text:class-names="">Árið</text:span><text:span text:style-name="a1019" text:class-names=""><text:s text:c="1"/>1206<text:s text:c="1"/></text:span><text:span text:style-name="a1020" text:class-names="">flutti</text:span><text:span text:style-name="a1021" text:class-names=""><text:s text:c="1"/></text:span><text:span text:style-name="a1022" text:class-names="">snorri</text:span><text:span text:style-name="a1023" text:class-names=""><text:s text:c="1"/>í<text:s text:c="1"/></text:span><text:span text:style-name="a1024" text:class-names="">Reykholt</text:span><text:span text:style-name="a1025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28" text:class-names="">Gerðist</text:span><text:span text:style-name="a1029" text:class-names=""><text:s text:c="1"/></text:span><text:span text:style-name="a1030" text:class-names="">hann</text:span><text:span text:style-name="a1031" text:class-names=""><text:s text:c="1"/></text:span><text:span text:style-name="a1032" text:class-names="">höfðingi</text:span><text:span text:style-name="a1033" text:class-names=""><text:s text:c="1"/></text:span><text:span text:style-name="a1034" text:class-names="">mikill</text:span><text:span text:style-name="a1035" text:class-names=""><text:s text:c="1"/></text:span><text:span text:style-name="a1036" text:class-names="">þegar</text:span><text:span text:style-name="a1037" text:class-names=""><text:s text:c="1"/></text:span><text:span text:style-name="a1038" text:class-names="">hann</text:span><text:span text:style-name="a1039" text:class-names=""><text:s text:c="1"/></text:span><text:span text:style-name="a1040" text:class-names="">eignaðist</text:span><text:span text:style-name="a1041" text:class-names=""><text:s text:c="1"/></text:span><text:span text:style-name="a1042" text:class-names="">eitt</text:span><text:span text:style-name="a1043" text:class-names=""><text:s text:c="1"/></text:span><text:span text:style-name="a1044" text:class-names="">goðorð</text:span><text:span text:style-name="a1045" text:class-names=""><text:s text:c="1"/>á<text:s text:c="1"/></text:span><text:span text:style-name="a1046" text:class-names="">eftir</text:span><text:span text:style-name="a1047" text:class-names=""><text:s text:c="1"/></text:span><text:span text:style-name="a1048" text:class-names="">öðru</text:span><text:span text:style-name="a1049" text:class-names=""/></text:p>
              </text:list-item>
            </text:list>
          </draw:text-box>
          <svg:title/>
          <svg:desc/>
        </draw:frame>
        <draw:frame draw:id="id79" presentation:style-name="a1053" draw:name="Content Placeholder 3" svg:x="6.75in" svg:y="1.99653in" svg:width="5.66667in" svg:height="4.75868in" presentation:class="outline" presentation:placeholder="true">
          <draw:text-box/>
          <svg:title/>
          <svg:desc/>
        </draw:frame>
        <presentation:notes draw:style-name="a1300">
          <draw:page-thumbnail draw:page-number="3" svg:x="0.75in" svg:y="1.25in" svg:width="6in" svg:height="3.375in" presentation:class="page" draw:id="id80" presentation:style-name="a1054" draw:name="Slide Image Placeholder 1">
            <svg:title/>
            <svg:desc/>
          </draw:page-thumbnail>
          <draw:frame draw:id="id81" presentation:style-name="a1296" draw:name="Notes Placeholder 2" svg:x="0.75in" svg:y="4.8125in" svg:width="6in" svg:height="3.9375in" presentation:class="notes" presentation:placeholder="false">
            <draw:text-box>
              <text:p text:style-name="a1181" text:class-names="" text:cond-style-name=""><text:span text:style-name="a1055" text:class-names="">Jón,<text:s text:c="1"/></text:span><text:span text:style-name="a1056" text:class-names="">fóstri</text:span><text:span text:style-name="a1057" text:class-names=""><text:s text:c="1"/></text:span><text:span text:style-name="a1058" text:class-names="">Snorra</text:span><text:span text:style-name="a1059" text:class-names="">,<text:s text:c="1"/></text:span><text:span text:style-name="a1060" text:class-names="">dó</text:span><text:span text:style-name="a1061" text:class-names=""><text:s text:c="1"/></text:span><text:span text:style-name="a1062" text:class-names="">þegar</text:span><text:span text:style-name="a1063" text:class-names=""><text:s text:c="1"/>Snorri<text:s text:c="1"/></text:span><text:span text:style-name="a1064" text:class-names="">var</text:span><text:span text:style-name="a1065" text:class-names=""><text:s text:c="1"/>18<text:s text:c="1"/></text:span><text:span text:style-name="a1066" text:class-names="">ára</text:span><text:span text:style-name="a1067" text:class-names=""><text:s text:c="1"/></text:span><text:span text:style-name="a1068" text:class-names="">en</text:span><text:span text:style-name="a1069" text:class-names=""><text:s text:c="1"/></text:span><text:span text:style-name="a1070" text:class-names="">hann</text:span><text:span text:style-name="a1071" text:class-names=""><text:s text:c="1"/></text:span><text:span text:style-name="a1072" text:class-names="">varð</text:span><text:span text:style-name="a1073" text:class-names=""><text:s text:c="1"/></text:span><text:span text:style-name="a1074" text:class-names="">samt</text:span><text:span text:style-name="a1075" text:class-names=""><text:s text:c="1"/></text:span><text:span text:style-name="a1076" text:class-names="">áfram</text:span><text:span text:style-name="a1077" text:class-names=""><text:s text:c="1"/>í<text:s text:c="1"/></text:span><text:span text:style-name="a1078" text:class-names="">Odda</text:span><text:span text:style-name="a1079" text:class-names="">. </text:span><text:span text:style-name="a1080" text:class-names=""><text:a office:title="Sæmundur Jónsson" xlink:href="https://is.wikipedia.org/wiki/S%C3%A6mundur_J%C3%B3nsson" text:style-name="" text:visited-style-name="">Sæmundur</text:a></text:span><text:span text:style-name="a1081" text:class-names=""> </text:span><text:span text:style-name="a1082" text:class-names="">sonur</text:span><text:span text:style-name="a1083" text:class-names=""><text:s text:c="1"/></text:span><text:span text:style-name="a1084" text:class-names="">Jóns</text:span><text:span text:style-name="a1085" text:class-names=""><text:s text:c="1"/></text:span><text:span text:style-name="a1086" text:class-names="">og</text:span><text:span text:style-name="a1087" text:class-names=""><text:s text:c="1"/></text:span><text:span text:style-name="a1088" text:class-names="">Þórður</text:span><text:span text:style-name="a1089" text:class-names=""><text:s text:c="1"/></text:span><text:span text:style-name="a1090" text:class-names="">bróðir</text:span><text:span text:style-name="a1091" text:class-names=""><text:s text:c="1"/></text:span><text:span text:style-name="a1092" text:class-names="">Snorra</text:span><text:span text:style-name="a1093" text:class-names=""><text:s text:c="1"/></text:span><text:span text:style-name="a1094" text:class-names="">komu</text:span><text:span text:style-name="a1095" text:class-names=""><text:s text:c="1"/></text:span><text:span text:style-name="a1096" text:class-names="">því</text:span><text:span text:style-name="a1097" text:class-names=""><text:s text:c="1"/></text:span><text:span text:style-name="a1098" text:class-names="">til</text:span><text:span text:style-name="a1099" text:class-names=""><text:s text:c="1"/></text:span><text:span text:style-name="a1100" text:class-names="">leiðar</text:span><text:span text:style-name="a1101" text:class-names=""><text:s text:c="1"/></text:span><text:span text:style-name="a1102" text:class-names="">nokkru</text:span><text:span text:style-name="a1103" text:class-names=""><text:s text:c="1"/></text:span><text:span text:style-name="a1104" text:class-names="">síðar</text:span><text:span text:style-name="a1105" text:class-names=""><text:s text:c="1"/></text:span><text:span text:style-name="a1106" text:class-names="">að</text:span><text:span text:style-name="a1107" text:class-names=""><text:s text:c="1"/>Snorri<text:s text:c="1"/></text:span><text:span text:style-name="a1108" text:class-names="">giftist</text:span><text:span text:style-name="a1109" text:class-names=""><text:s text:c="1"/></text:span><text:span text:style-name="a1110" text:class-names="">Herdísi</text:span><text:span text:style-name="a1111" text:class-names="">,<text:s text:c="1"/></text:span><text:span text:style-name="a1112" text:class-names="">dóttur</text:span><text:span text:style-name="a1113" text:class-names=""> </text:span><text:span text:style-name="a1114" text:class-names=""><text:a office:title="Bersi auðga (síða er ekki enn til)" xlink:href="https://is.wikipedia.org/w/index.php?title=Bersi_au%C3%B0ga&amp;action=edit&amp;redlink=1" text:style-name="" text:visited-style-name="">Bersa</text:a></text:span><text:span text:style-name="a1115" text:class-names=""><text:a office:title="Bersi auðga (síða er ekki enn til)" xlink:href="https://is.wikipedia.org/w/index.php?title=Bersi_au%C3%B0ga&amp;action=edit&amp;redlink=1" text:style-name="" text:visited-style-name=""><text:s text:c="1"/></text:a></text:span><text:span text:style-name="a1116" text:class-names=""><text:a office:title="Bersi auðga (síða er ekki enn til)" xlink:href="https://is.wikipedia.org/w/index.php?title=Bersi_au%C3%B0ga&amp;action=edit&amp;redlink=1" text:style-name="" text:visited-style-name="">auðga</text:a></text:span><text:span text:style-name="a1117" text:class-names=""> á </text:span><text:span text:style-name="a1118" text:class-names=""><text:a office:title="Borg á Mýrum" xlink:href="https://is.wikipedia.org/wiki/Borg_%C3%A1_M%C3%BDrum" text:style-name="" text:visited-style-name="">Borg á<text:s text:c="1"/></text:a></text:span><text:span text:style-name="a1119" text:class-names=""><text:a office:title="Borg á Mýrum" xlink:href="https://is.wikipedia.org/wiki/Borg_%C3%A1_M%C3%BDrum" text:style-name="" text:visited-style-name="">Mýrum</text:a></text:span><text:span text:style-name="a1120" text:class-names=""> </text:span><text:span text:style-name="a1121" text:class-names="">og</text:span><text:span text:style-name="a1122" text:class-names=""><text:s text:c="1"/></text:span><text:span text:style-name="a1123" text:class-names="">fékk</text:span><text:span text:style-name="a1124" text:class-names=""><text:s text:c="1"/></text:span><text:span text:style-name="a1125" text:class-names="">hann</text:span><text:span text:style-name="a1126" text:class-names=""><text:s text:c="1"/></text:span><text:span text:style-name="a1127" text:class-names="">með</text:span><text:span text:style-name="a1128" text:class-names=""><text:s text:c="1"/></text:span><text:span text:style-name="a1129" text:class-names="">henni</text:span><text:span text:style-name="a1130" text:class-names=""><text:s text:c="1"/></text:span><text:span text:style-name="a1131" text:class-names="">mikið</text:span><text:span text:style-name="a1132" text:class-names=""><text:s text:c="1"/></text:span><text:span text:style-name="a1133" text:class-names="">fé</text:span><text:span text:style-name="a1134" text:class-names=""><text:s text:c="1"/>í </text:span><text:span text:style-name="a1135" text:class-names=""><text:a office:title="Heimanmundur" xlink:href="https://is.wikipedia.org/wiki/Heimanmundur" text:style-name="" text:visited-style-name="">heimanmund</text:a></text:span><text:span text:style-name="a1136" text:class-names=""> </text:span><text:span text:style-name="a1137" text:class-names="">og</text:span><text:span text:style-name="a1138" text:class-names=""> </text:span><text:span text:style-name="a1139" text:class-names=""><text:a office:title="Goðorð" xlink:href="https://is.wikipedia.org/wiki/Go%C3%B0or%C3%B0" text:style-name="" text:visited-style-name="">goðorð</text:a></text:span><text:span text:style-name="a1140" text:class-names=""> </text:span><text:span text:style-name="a1141" text:class-names="">föður</text:span><text:span text:style-name="a1142" text:class-names=""><text:s text:c="1"/></text:span><text:span text:style-name="a1143" text:class-names="">hennar</text:span><text:span text:style-name="a1144" text:class-names=""><text:s text:c="1"/></text:span><text:span text:style-name="a1145" text:class-names="">þegar</text:span><text:span text:style-name="a1146" text:class-names=""><text:s text:c="1"/></text:span><text:span text:style-name="a1147" text:class-names="">hann</text:span><text:span text:style-name="a1148" text:class-names=""><text:s text:c="1"/></text:span><text:span text:style-name="a1149" text:class-names="">lést</text:span><text:span text:style-name="a1150" text:class-names=""><text:s text:c="1"/></text:span><text:span text:style-name="a1151" text:class-names="">árið</text:span><text:span text:style-name="a1152" text:class-names=""><text:s text:c="1"/>1202.<text:s text:c="1"/></text:span><text:span text:style-name="a1153" text:class-names="">Þau</text:span><text:span text:style-name="a1154" text:class-names=""><text:s text:c="1"/></text:span><text:span text:style-name="a1155" text:class-names="">bjuggu</text:span><text:span text:style-name="a1156" text:class-names=""><text:s text:c="1"/></text:span><text:span text:style-name="a1157" text:class-names="">fyrst</text:span><text:span text:style-name="a1158" text:class-names=""><text:s text:c="1"/>í<text:s text:c="1"/></text:span><text:span text:style-name="a1159" text:class-names="">Odda</text:span><text:span text:style-name="a1160" text:class-names="">,<text:s text:c="1"/></text:span><text:span text:style-name="a1161" text:class-names="">frá</text:span><text:span text:style-name="a1162" text:class-names=""><text:s text:c="1"/>1202 á Borg á<text:s text:c="1"/></text:span><text:span text:style-name="a1163" text:class-names="">Mýrum</text:span><text:span text:style-name="a1164" text:class-names=""><text:s text:c="1"/></text:span><text:span text:style-name="a1165" text:class-names="">en</text:span><text:span text:style-name="a1166" text:class-names=""><text:s text:c="1"/></text:span><text:span text:style-name="a1167" text:class-names="">árið</text:span><text:span text:style-name="a1168" text:class-names=""><text:s text:c="1"/>1206<text:s text:c="1"/></text:span><text:span text:style-name="a1169" text:class-names="">flutti</text:span><text:span text:style-name="a1170" text:class-names=""><text:s text:c="1"/>Snorri í<text:s text:c="1"/></text:span><text:span text:style-name="a1171" text:class-names="">Reykholt</text:span><text:span text:style-name="a1172" text:class-names=""><text:s text:c="1"/></text:span><text:span text:style-name="a1173" text:class-names="">en</text:span><text:span text:style-name="a1174" text:class-names=""><text:s text:c="1"/></text:span><text:span text:style-name="a1175" text:class-names="">Herdís</text:span><text:span text:style-name="a1176" text:class-names=""><text:s text:c="1"/></text:span><text:span text:style-name="a1177" text:class-names="">varð</text:span><text:span text:style-name="a1178" text:class-names=""><text:s text:c="1"/></text:span><text:span text:style-name="a1179" text:class-names="">eftir</text:span><text:span text:style-name="a1180" text:class-names=""><text:s text:c="1"/>á Borg.</text:span></text:p>
              <text:p text:style-name="a1293" text:class-names="" text:cond-style-name=""><text:span text:style-name="a1182" text:class-names="">Þegar</text:span><text:span text:style-name="a1183" text:class-names=""><text:s text:c="1"/>Snorri<text:s text:c="1"/></text:span><text:span text:style-name="a1184" text:class-names="">komst</text:span><text:span text:style-name="a1185" text:class-names=""><text:s text:c="1"/></text:span><text:span text:style-name="a1186" text:class-names="">yfir</text:span><text:span text:style-name="a1187" text:class-names=""><text:s text:c="1"/></text:span><text:span text:style-name="a1188" text:class-names="">Reykholt</text:span><text:span text:style-name="a1189" text:class-names=""><text:s text:c="1"/></text:span><text:span text:style-name="a1190" text:class-names="">jókst</text:span><text:span text:style-name="a1191" text:class-names=""><text:s text:c="1"/></text:span><text:span text:style-name="a1192" text:class-names="">auður</text:span><text:span text:style-name="a1193" text:class-names=""><text:s text:c="1"/></text:span><text:span text:style-name="a1194" text:class-names="">hans</text:span><text:span text:style-name="a1195" text:class-names=""><text:s text:c="1"/></text:span><text:span text:style-name="a1196" text:class-names="">og</text:span><text:span text:style-name="a1197" text:class-names=""><text:s text:c="1"/></text:span><text:span text:style-name="a1198" text:class-names="">áhrif</text:span><text:span text:style-name="a1199" text:class-names=""><text:s text:c="1"/></text:span><text:span text:style-name="a1200" text:class-names="">og</text:span><text:span text:style-name="a1201" text:class-names=""><text:s text:c="1"/></text:span><text:span text:style-name="a1202" text:class-names="">ekki</text:span><text:span text:style-name="a1203" text:class-names=""><text:s text:c="1"/></text:span><text:span text:style-name="a1204" text:class-names="">síður</text:span><text:span text:style-name="a1205" text:class-names=""><text:s text:c="1"/></text:span><text:span text:style-name="a1206" text:class-names="">þegar</text:span><text:span text:style-name="a1207" text:class-names=""><text:s text:c="1"/></text:span><text:span text:style-name="a1208" text:class-names="">Þórður</text:span><text:span text:style-name="a1209" text:class-names=""><text:s text:c="1"/></text:span><text:span text:style-name="a1210" text:class-names="">föðurbróðir</text:span><text:span text:style-name="a1211" text:class-names=""><text:s text:c="1"/></text:span><text:span text:style-name="a1212" text:class-names="">hans</text:span><text:span text:style-name="a1213" text:class-names=""><text:s text:c="1"/></text:span><text:span text:style-name="a1214" text:class-names="">lét</text:span><text:span text:style-name="a1215" text:class-names=""><text:s text:c="1"/></text:span><text:span text:style-name="a1216" text:class-names="">honum</text:span><text:span text:style-name="a1217" text:class-names=""><text:s text:c="1"/></text:span><text:span text:style-name="a1218" text:class-names="">eftir</text:span><text:span text:style-name="a1219" text:class-names=""><text:s text:c="1"/></text:span><text:span text:style-name="a1220" text:class-names="">hálft</text:span><text:span text:style-name="a1221" text:class-names=""><text:s text:c="1"/></text:span><text:span text:style-name="a1222" text:class-names="">goðorð</text:span><text:span text:style-name="a1223" text:class-names=""><text:s text:c="1"/></text:span><text:span text:style-name="a1224" text:class-names="">sitt</text:span><text:span text:style-name="a1225" text:class-names=""><text:s text:c="1"/></text:span><text:span text:style-name="a1226" text:class-names="">sem</text:span><text:span text:style-name="a1227" text:class-names=""><text:s text:c="1"/></text:span><text:span text:style-name="a1228" text:class-names="">hann</text:span><text:span text:style-name="a1229" text:class-names=""><text:s text:c="1"/></text:span><text:span text:style-name="a1230" text:class-names="">átti</text:span><text:span text:style-name="a1231" text:class-names=""><text:s text:c="1"/>í<text:s text:c="1"/></text:span><text:span text:style-name="a1232" text:class-names="">Borgarfirði</text:span><text:span text:style-name="a1233" text:class-names="">,<text:s text:c="1"/></text:span><text:span text:style-name="a1234" text:class-names="">og</text:span><text:span text:style-name="a1235" text:class-names=""><text:s text:c="1"/></text:span><text:span text:style-name="a1236" text:class-names="">fleiri</text:span><text:span text:style-name="a1237" text:class-names=""><text:s text:c="1"/></text:span><text:span text:style-name="a1238" text:class-names="">goðorð</text:span><text:span text:style-name="a1239" text:class-names=""><text:s text:c="1"/></text:span><text:span text:style-name="a1240" text:class-names="">eignaðist</text:span><text:span text:style-name="a1241" text:class-names=""><text:s text:c="1"/></text:span><text:span text:style-name="a1242" text:class-names="">hann</text:span><text:span text:style-name="a1243" text:class-names=""><text:s text:c="1"/></text:span><text:span text:style-name="a1244" text:class-names="">að</text:span><text:span text:style-name="a1245" text:class-names=""><text:s text:c="1"/></text:span><text:span text:style-name="a1246" text:class-names="">fullu</text:span><text:span text:style-name="a1247" text:class-names=""><text:s text:c="1"/></text:span><text:span text:style-name="a1248" text:class-names="">eða</text:span><text:span text:style-name="a1249" text:class-names=""><text:s text:c="1"/></text:span><text:span text:style-name="a1250" text:class-names="">hluta</text:span><text:span text:style-name="a1251" text:class-names="">.<text:s text:c="1"/></text:span><text:span text:style-name="a1252" text:class-names="">Gerðist</text:span><text:span text:style-name="a1253" text:class-names=""><text:s text:c="1"/></text:span><text:span text:style-name="a1254" text:class-names="">hann</text:span><text:span text:style-name="a1255" text:class-names=""><text:s text:c="1"/></text:span><text:span text:style-name="a1256" text:class-names="">þá</text:span><text:span text:style-name="a1257" text:class-names=""><text:s text:c="1"/></text:span><text:span text:style-name="a1258" text:class-names="">höfðingi</text:span><text:span text:style-name="a1259" text:class-names=""><text:s text:c="1"/></text:span><text:span text:style-name="a1260" text:class-names="">mikill</text:span><text:span text:style-name="a1261" text:class-names="">,<text:s text:c="1"/></text:span><text:span text:style-name="a1262" text:class-names="">því</text:span><text:span text:style-name="a1263" text:class-names=""><text:s text:c="1"/></text:span><text:span text:style-name="a1264" text:class-names="">að</text:span><text:span text:style-name="a1265" text:class-names=""><text:s text:c="1"/></text:span><text:span text:style-name="a1266" text:class-names="">eigi</text:span><text:span text:style-name="a1267" text:class-names=""><text:s text:c="1"/></text:span><text:span text:style-name="a1268" text:class-names="">skorti</text:span><text:span text:style-name="a1269" text:class-names=""><text:s text:c="1"/></text:span><text:span text:style-name="a1270" text:class-names="">fé</text:span><text:span text:style-name="a1271" text:class-names="">,<text:s text:c="1"/></text:span><text:span text:style-name="a1272" text:class-names="">segir</text:span><text:span text:style-name="a1273" text:class-names=""> </text:span><text:span text:style-name="a1274" text:class-names=""><text:a office:title="Sturla Þórðarson" xlink:href="https://is.wikipedia.org/wiki/Sturla_%C3%9E%C3%B3r%C3%B0arson" text:style-name="" text:visited-style-name="">Sturla</text:a></text:span><text:span text:style-name="a1275" text:class-names=""><text:a office:title="Sturla Þórðarson" xlink:href="https://is.wikipedia.org/wiki/Sturla_%C3%9E%C3%B3r%C3%B0arson" text:style-name="" text:visited-style-name=""><text:s text:c="1"/></text:a></text:span><text:span text:style-name="a1276" text:class-names=""><text:a office:title="Sturla Þórðarson" xlink:href="https://is.wikipedia.org/wiki/Sturla_%C3%9E%C3%B3r%C3%B0arson" text:style-name="" text:visited-style-name="">Þórðarson</text:a></text:span><text:span text:style-name="a1277" text:class-names=""> </text:span><text:span text:style-name="a1278" text:class-names="">bróðursonur</text:span><text:span text:style-name="a1279" text:class-names=""><text:s text:c="1"/></text:span><text:span text:style-name="a1280" text:class-names="">hans</text:span><text:span text:style-name="a1281" text:class-names=""><text:s text:c="1"/>í </text:span><text:span text:style-name="a1282" text:class-names=""><text:a office:title="Íslendinga saga" xlink:href="https://is.wikipedia.org/wiki/%C3%8Dslendinga_saga" text:style-name="" text:visited-style-name="">Íslendinga</text:a></text:span><text:span text:style-name="a1283" text:class-names=""><text:a office:title="Íslendinga saga" xlink:href="https://is.wikipedia.org/wiki/%C3%8Dslendinga_saga" text:style-name="" text:visited-style-name=""><text:s text:c="1"/></text:a></text:span><text:span text:style-name="a1284" text:class-names=""><text:a office:title="Íslendinga saga" xlink:href="https://is.wikipedia.org/wiki/%C3%8Dslendinga_saga" text:style-name="" text:visited-style-name="">sögu</text:a></text:span><text:span text:style-name="a1285" text:class-names="">. Hann<text:s text:c="1"/></text:span><text:span text:style-name="a1286" text:class-names="">var</text:span><text:span text:style-name="a1287" text:class-names=""> </text:span><text:span text:style-name="a1288" text:class-names=""><text:a office:title="Lögsögumaður" xlink:href="https://is.wikipedia.org/wiki/L%C3%B6gs%C3%B6guma%C3%B0ur" text:style-name="" text:visited-style-name="">lögsögumaður</text:a></text:span><text:span text:style-name="a1289" text:class-names="">tvisvar</text:span><text:span text:style-name="a1290" text:class-names="">, 1215-1218<text:s text:c="1"/></text:span><text:span text:style-name="a1291" text:class-names="">og</text:span><text:span text:style-name="a1292" text:class-names=""><text:s text:c="1"/>1222-1231.</text:span></text:p>
              <text:p text:style-name="a1295" text:class-names="" text:cond-style-name=""><text:span text:style-name="a1294" text:class-names=""/></text:p>
            </draw:text-box>
            <svg:title/>
            <svg:desc/>
          </draw:frame>
          <draw:frame draw:id="id82" draw:style-name="a1299" draw:name="Slide Number Placeholder 3" svg:x="4.24826in" svg:y="9.49826in" svg:width="3.25in" svg:height="0.50174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301" draw:master-page-name="Master1-Layout4-twoObj-Two-Content" presentation:presentation-page-layout-name="Master1-PPL4" draw:id="Slide-259">
        <draw:frame draw:id="id83" presentation:style-name="a1305" draw:name="Title 1" svg:x="0.91667in" svg:y="0.39931in" svg:width="11.5in" svg:height="1.44965in" presentation:class="title" presentation:placeholder="false">
          <draw:text-box>
            <text:p text:style-name="a1304" text:class-names="" text:cond-style-name=""><text:span text:style-name="a1302" text:class-names="">Fjölskylda</text:span><text:span text:style-name="a1303" text:class-names=""/></text:p>
          </draw:text-box>
          <svg:title/>
          <svg:desc/>
        </draw:frame>
        <draw:frame draw:id="id84" presentation:style-name="a1330" draw:name="Content Placeholder 2" svg:x="0.91667in" svg:y="1.99653in" svg:width="5.66667in" svg:height="4.75868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6" text:class-names="">Tvíkvæntur</text:span><text:span text:style-name="a1307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0" text:class-names="">Herdís</text:span><text:span text:style-name="a1311" text:class-names=""><text:s text:c="1"/></text:span><text:span text:style-name="a1312" text:class-names="">Bersadóttir</text:span><text:span text:style-name="a1313" text:class-names=""/></text:p>
              </text:list-item>
            </text:list>
            <text:list text:style-name="a1321">
              <text:list-item>
                <text:p text:style-name="a1320" text:class-names="" text:cond-style-name=""><text:span text:style-name="a1316" text:class-names="">Hallveig</text:span><text:span text:style-name="a1317" text:class-names=""><text:s text:c="1"/></text:span><text:span text:style-name="a1318" text:class-names="">Ormsdóttir</text:span><text:span text:style-name="a1319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2" text:class-names="">Slatti</text:span><text:span text:style-name="a1323" text:class-names=""><text:s text:c="1"/></text:span><text:span text:style-name="a1324" text:class-names="">af</text:span><text:span text:style-name="a1325" text:class-names=""><text:s text:c="1"/></text:span><text:span text:style-name="a1326" text:class-names="">börnum</text:span><text:span text:style-name="a1327" text:class-names=""/></text:p>
              </text:list-item>
            </text:list>
          </draw:text-box>
          <svg:title/>
          <svg:desc/>
        </draw:frame>
        <draw:frame draw:id="id85" presentation:style-name="a1331" draw:name="Content Placeholder 3" svg:x="6.75in" svg:y="1.99653in" svg:width="5.66667in" svg:height="4.75868in" presentation:class="outline" presentation:placeholder="true">
          <draw:text-box/>
          <svg:title/>
          <svg:desc/>
        </draw:frame>
        <presentation:notes draw:style-name="a1569">
          <draw:page-thumbnail draw:page-number="4" svg:x="0.75in" svg:y="1.25in" svg:width="6in" svg:height="3.375in" presentation:class="page" draw:id="id86" presentation:style-name="a1332" draw:name="Slide Image Placeholder 1">
            <svg:title/>
            <svg:desc/>
          </draw:page-thumbnail>
          <draw:frame draw:id="id87" presentation:style-name="a1565" draw:name="Notes Placeholder 2" svg:x="0.75in" svg:y="4.8125in" svg:width="6in" svg:height="3.9375in" presentation:class="notes" presentation:placeholder="false">
            <draw:text-box>
              <text:p text:style-name="a1472" text:class-names="" text:cond-style-name=""><text:span text:style-name="a1333" text:class-names="">Snorri<text:s text:c="1"/></text:span><text:span text:style-name="a1334" text:class-names="">var</text:span><text:span text:style-name="a1335" text:class-names=""><text:s text:c="1"/></text:span><text:span text:style-name="a1336" text:class-names="">tvíkvæntur</text:span><text:span text:style-name="a1337" text:class-names="">.<text:s text:c="1"/></text:span><text:span text:style-name="a1338" text:class-names="">Fyrri</text:span><text:span text:style-name="a1339" text:class-names=""><text:s text:c="1"/></text:span><text:span text:style-name="a1340" text:class-names="">kona</text:span><text:span text:style-name="a1341" text:class-names=""><text:s text:c="1"/></text:span><text:span text:style-name="a1342" text:class-names="">hans</text:span><text:span text:style-name="a1343" text:class-names=""><text:s text:c="1"/>(g. </text:span><text:span text:style-name="a1344" text:class-names=""><text:a office:title="1199" xlink:href="https://is.wikipedia.org/wiki/1199" text:style-name="" text:visited-style-name="">1199</text:a></text:span><text:span text:style-name="a1345" text:class-names="">)<text:s text:c="1"/></text:span><text:span text:style-name="a1346" text:class-names="">var</text:span><text:span text:style-name="a1347" text:class-names=""><text:s text:c="1"/></text:span><text:span text:style-name="a1348" text:class-names="">Herdís</text:span><text:span text:style-name="a1349" text:class-names=""><text:s text:c="1"/></text:span><text:span text:style-name="a1350" text:class-names="">Bersadóttir</text:span><text:span text:style-name="a1351" text:class-names=""><text:s text:c="1"/>(d. </text:span><text:span text:style-name="a1352" text:class-names=""><text:a office:title="1233" xlink:href="https://is.wikipedia.org/wiki/1233" text:style-name="" text:visited-style-name="">1233</text:a></text:span><text:span text:style-name="a1353" text:class-names="">),<text:s text:c="1"/></text:span><text:span text:style-name="a1354" text:class-names="">en</text:span><text:span text:style-name="a1355" text:class-names=""><text:s text:c="1"/></text:span><text:span text:style-name="a1356" text:class-names="">eins</text:span><text:span text:style-name="a1357" text:class-names=""><text:s text:c="1"/></text:span><text:span text:style-name="a1358" text:class-names="">og</text:span><text:span text:style-name="a1359" text:class-names=""><text:s text:c="1"/></text:span><text:span text:style-name="a1360" text:class-names="">áður</text:span><text:span text:style-name="a1361" text:class-names=""><text:s text:c="1"/></text:span><text:span text:style-name="a1362" text:class-names="">segir</text:span><text:span text:style-name="a1363" text:class-names=""><text:s text:c="1"/></text:span><text:span text:style-name="a1364" text:class-names="">er</text:span><text:span text:style-name="a1365" text:class-names=""><text:s text:c="1"/></text:span><text:span text:style-name="a1366" text:class-names="">talið</text:span><text:span text:style-name="a1367" text:class-names=""><text:s text:c="1"/></text:span><text:span text:style-name="a1368" text:class-names="">að</text:span><text:span text:style-name="a1369" text:class-names=""><text:s text:c="1"/></text:span><text:span text:style-name="a1370" text:class-names="">hún</text:span><text:span text:style-name="a1371" text:class-names=""><text:s text:c="1"/></text:span><text:span text:style-name="a1372" text:class-names="">hafi</text:span><text:span text:style-name="a1373" text:class-names=""><text:s text:c="1"/></text:span><text:span text:style-name="a1374" text:class-names="">orðið</text:span><text:span text:style-name="a1375" text:class-names=""><text:s text:c="1"/></text:span><text:span text:style-name="a1376" text:class-names="">eftir</text:span><text:span text:style-name="a1377" text:class-names=""><text:s text:c="1"/>á Borg<text:s text:c="1"/></text:span><text:span text:style-name="a1378" text:class-names="">þegar</text:span><text:span text:style-name="a1379" text:class-names=""><text:s text:c="1"/>Snorri<text:s text:c="1"/></text:span><text:span text:style-name="a1380" text:class-names="">fór</text:span><text:span text:style-name="a1381" text:class-names=""><text:s text:c="1"/>í<text:s text:c="1"/></text:span><text:span text:style-name="a1382" text:class-names="">Reykholt</text:span><text:span text:style-name="a1383" text:class-names=""><text:s text:c="1"/></text:span><text:span text:style-name="a1384" text:class-names="">og</text:span><text:span text:style-name="a1385" text:class-names=""><text:s text:c="1"/></text:span><text:span text:style-name="a1386" text:class-names="">skildu</text:span><text:span text:style-name="a1387" text:class-names=""><text:s text:c="1"/></text:span><text:span text:style-name="a1388" text:class-names="">þau</text:span><text:span text:style-name="a1389" text:class-names=""><text:s text:c="1"/></text:span><text:span text:style-name="a1390" text:class-names="">síðar</text:span><text:span text:style-name="a1391" text:class-names="">.<text:s text:c="1"/></text:span><text:span text:style-name="a1392" text:class-names="">Börn</text:span><text:span text:style-name="a1393" text:class-names=""><text:s text:c="1"/></text:span><text:span text:style-name="a1394" text:class-names="">þeirra</text:span><text:span text:style-name="a1395" text:class-names=""><text:s text:c="1"/></text:span><text:span text:style-name="a1396" text:class-names="">voru</text:span><text:span text:style-name="a1397" text:class-names=""> </text:span><text:span text:style-name="a1398" text:class-names=""><text:a office:title="Hallbera Snorradóttir" xlink:href="https://is.wikipedia.org/wiki/Hallbera_Snorrad%C3%B3ttir" text:style-name="" text:visited-style-name="">Hallbera</text:a></text:span><text:span text:style-name="a1399" text:class-names="">,<text:s text:c="1"/></text:span><text:span text:style-name="a1400" text:class-names="">sem</text:span><text:span text:style-name="a1401" text:class-names=""><text:s text:c="1"/></text:span><text:span text:style-name="a1402" text:class-names="">fyrst</text:span><text:span text:style-name="a1403" text:class-names=""><text:s text:c="1"/></text:span><text:span text:style-name="a1404" text:class-names="">giftist</text:span><text:span text:style-name="a1405" text:class-names=""> </text:span><text:span text:style-name="a1406" text:class-names=""><text:a office:title="Árni óreiða Magnússon (síða er ekki enn til)" xlink:href="https://is.wikipedia.org/w/index.php?title=%C3%81rni_%C3%B3rei%C3%B0a_Magn%C3%BAsson&amp;action=edit&amp;redlink=1" text:style-name="" text:visited-style-name="">Árna</text:a></text:span><text:span text:style-name="a1407" text:class-names=""><text:a office:title="Árni óreiða Magnússon (síða er ekki enn til)" xlink:href="https://is.wikipedia.org/w/index.php?title=%C3%81rni_%C3%B3rei%C3%B0a_Magn%C3%BAsson&amp;action=edit&amp;redlink=1" text:style-name="" text:visited-style-name=""><text:s text:c="1"/></text:a></text:span><text:span text:style-name="a1408" text:class-names=""><text:a office:title="Árni óreiða Magnússon (síða er ekki enn til)" xlink:href="https://is.wikipedia.org/w/index.php?title=%C3%81rni_%C3%B3rei%C3%B0a_Magn%C3%BAsson&amp;action=edit&amp;redlink=1" text:style-name="" text:visited-style-name="">óreiðu</text:a></text:span><text:span text:style-name="a1409" text:class-names=""><text:a office:title="Árni óreiða Magnússon (síða er ekki enn til)" xlink:href="https://is.wikipedia.org/w/index.php?title=%C3%81rni_%C3%B3rei%C3%B0a_Magn%C3%BAsson&amp;action=edit&amp;redlink=1" text:style-name="" text:visited-style-name=""><text:s text:c="1"/></text:a></text:span><text:span text:style-name="a1410" text:class-names=""><text:a office:title="Árni óreiða Magnússon (síða er ekki enn til)" xlink:href="https://is.wikipedia.org/w/index.php?title=%C3%81rni_%C3%B3rei%C3%B0a_Magn%C3%BAsson&amp;action=edit&amp;redlink=1" text:style-name="" text:visited-style-name="">Magnússyni</text:a></text:span><text:span text:style-name="a1411" text:class-names=""> </text:span><text:span text:style-name="a1412" text:class-names="">og</text:span><text:span text:style-name="a1413" text:class-names=""><text:s text:c="1"/></text:span><text:span text:style-name="a1414" text:class-names="">síðar</text:span><text:span text:style-name="a1415" text:class-names=""> </text:span><text:span text:style-name="a1416" text:class-names=""><text:a office:title="Kolbeinn ungi Arnórsson" xlink:href="https://is.wikipedia.org/wiki/Kolbeinn_ungi_Arn%C3%B3rsson" text:style-name="" text:visited-style-name="">Kolbeini</text:a></text:span><text:span text:style-name="a1417" text:class-names=""><text:a office:title="Kolbeinn ungi Arnórsson" xlink:href="https://is.wikipedia.org/wiki/Kolbeinn_ungi_Arn%C3%B3rsson" text:style-name="" text:visited-style-name=""><text:s text:c="1"/></text:a></text:span><text:span text:style-name="a1418" text:class-names=""><text:a office:title="Kolbeinn ungi Arnórsson" xlink:href="https://is.wikipedia.org/wiki/Kolbeinn_ungi_Arn%C3%B3rsson" text:style-name="" text:visited-style-name="">unga</text:a></text:span><text:span text:style-name="a1419" text:class-names=""> </text:span><text:span text:style-name="a1420" text:class-names="">og</text:span><text:span text:style-name="a1421" text:class-names=""><text:s text:c="1"/></text:span><text:span text:style-name="a1422" text:class-names="">skildi</text:span><text:span text:style-name="a1423" text:class-names=""><text:s text:c="1"/></text:span><text:span text:style-name="a1424" text:class-names="">við</text:span><text:span text:style-name="a1425" text:class-names=""><text:s text:c="1"/></text:span><text:span text:style-name="a1426" text:class-names="">báða</text:span><text:span text:style-name="a1427" text:class-names=""><text:s text:c="1"/></text:span><text:span text:style-name="a1428" text:class-names="">menn</text:span><text:span text:style-name="a1429" text:class-names=""><text:s text:c="1"/></text:span><text:span text:style-name="a1430" text:class-names="">sína</text:span><text:span text:style-name="a1431" text:class-names="">,<text:s text:c="1"/></text:span><text:span text:style-name="a1432" text:class-names="">og</text:span><text:span text:style-name="a1433" text:class-names=""> </text:span><text:span text:style-name="a1434" text:class-names=""><text:a office:title="Jón murtur Snorrason" xlink:href="https://is.wikipedia.org/wiki/J%C3%B3n_murtur_Snorrason" text:style-name="" text:visited-style-name="">Jón<text:s text:c="1"/></text:a></text:span><text:span text:style-name="a1435" text:class-names=""><text:a office:title="Jón murtur Snorrason" xlink:href="https://is.wikipedia.org/wiki/J%C3%B3n_murtur_Snorrason" text:style-name="" text:visited-style-name="">murti</text:a></text:span><text:span text:style-name="a1436" text:class-names=""> (</text:span><text:span text:style-name="a1437" text:class-names="">eða</text:span><text:span text:style-name="a1438" text:class-names=""><text:s text:c="1"/></text:span><text:span text:style-name="a1439" text:class-names="">murtur</text:span><text:span text:style-name="a1440" text:class-names="">)<text:s text:c="1"/></text:span><text:span text:style-name="a1441" text:class-names="">Snorrason</text:span><text:span text:style-name="a1442" text:class-names="">,<text:s text:c="1"/></text:span><text:span text:style-name="a1443" text:class-names="">sem</text:span><text:span text:style-name="a1444" text:class-names=""><text:s text:c="1"/></text:span><text:span text:style-name="a1445" text:class-names="">þótti</text:span><text:span text:style-name="a1446" text:class-names=""><text:s text:c="1"/></text:span><text:span text:style-name="a1447" text:class-names="">efnilegur</text:span><text:span text:style-name="a1448" text:class-names=""><text:s text:c="1"/></text:span><text:span text:style-name="a1449" text:class-names="">en</text:span><text:span text:style-name="a1450" text:class-names=""><text:s text:c="1"/></text:span><text:span text:style-name="a1451" text:class-names="">dó</text:span><text:span text:style-name="a1452" text:class-names=""><text:s text:c="1"/>í<text:s text:c="1"/></text:span><text:span text:style-name="a1453" text:class-names="">Noregi</text:span><text:span text:style-name="a1454" text:class-names=""> </text:span><text:span text:style-name="a1455" text:class-names=""><text:a office:title="21. janúar" xlink:href="https://is.wikipedia.org/wiki/21._jan%C3%BAar" text:style-name="" text:visited-style-name="">21.<text:s text:c="1"/></text:a></text:span><text:span text:style-name="a1456" text:class-names=""><text:a office:title="21. janúar" xlink:href="https://is.wikipedia.org/wiki/21._jan%C3%BAar" text:style-name="" text:visited-style-name="">janúar</text:a></text:span><text:span text:style-name="a1457" text:class-names=""> </text:span><text:span text:style-name="a1458" text:class-names=""><text:a office:title="1231" xlink:href="https://is.wikipedia.org/wiki/1231" text:style-name="" text:visited-style-name="">1231</text:a></text:span><text:span text:style-name="a1459" text:class-names=""> </text:span><text:span text:style-name="a1460" text:class-names="">af</text:span><text:span text:style-name="a1461" text:class-names=""><text:s text:c="1"/></text:span><text:span text:style-name="a1462" text:class-names="">áverka</text:span><text:span text:style-name="a1463" text:class-names=""><text:s text:c="1"/></text:span><text:span text:style-name="a1464" text:class-names="">sem</text:span><text:span text:style-name="a1465" text:class-names=""><text:s text:c="1"/></text:span><text:span text:style-name="a1466" text:class-names="">hann</text:span><text:span text:style-name="a1467" text:class-names=""><text:s text:c="1"/></text:span><text:span text:style-name="a1468" text:class-names="">fékk</text:span><text:span text:style-name="a1469" text:class-names=""><text:s text:c="1"/>í<text:s text:c="1"/></text:span><text:span text:style-name="a1470" text:class-names="">drykkjuróstum</text:span><text:span text:style-name="a1471" text:class-names="">.</text:span></text:p>
              <text:p text:style-name="a1562" text:class-names="" text:cond-style-name=""><text:span text:style-name="a1473" text:class-names="">Seinni</text:span><text:span text:style-name="a1474" text:class-names=""><text:s text:c="1"/></text:span><text:span text:style-name="a1475" text:class-names="">kona</text:span><text:span text:style-name="a1476" text:class-names=""><text:s text:c="1"/></text:span><text:span text:style-name="a1477" text:class-names="">Snorra</text:span><text:span text:style-name="a1478" text:class-names=""><text:s text:c="1"/></text:span><text:span text:style-name="a1479" text:class-names="">var</text:span><text:span text:style-name="a1480" text:class-names=""> </text:span><text:span text:style-name="a1481" text:class-names=""><text:a office:title="Hallveig Ormsdóttir" xlink:href="https://is.wikipedia.org/wiki/Hallveig_Ormsd%C3%B3ttir" text:style-name="" text:visited-style-name="">Hallveig</text:a></text:span><text:span text:style-name="a1482" text:class-names=""><text:a office:title="Hallveig Ormsdóttir" xlink:href="https://is.wikipedia.org/wiki/Hallveig_Ormsd%C3%B3ttir" text:style-name="" text:visited-style-name=""><text:s text:c="1"/></text:a></text:span><text:span text:style-name="a1483" text:class-names=""><text:a office:title="Hallveig Ormsdóttir" xlink:href="https://is.wikipedia.org/wiki/Hallveig_Ormsd%C3%B3ttir" text:style-name="" text:visited-style-name="">Ormsdóttir</text:a></text:span><text:span text:style-name="a1484" text:class-names=""> (um </text:span><text:span text:style-name="a1485" text:class-names=""><text:a office:title="1199" xlink:href="https://is.wikipedia.org/wiki/1199" text:style-name="" text:visited-style-name="">1199</text:a></text:span><text:span text:style-name="a1486" text:class-names=""> - </text:span><text:span text:style-name="a1487" text:class-names=""><text:a office:title="25. júlí" xlink:href="https://is.wikipedia.org/wiki/25._j%C3%BAl%C3%AD" text:style-name="" text:visited-style-name="">25.<text:s text:c="1"/></text:a></text:span><text:span text:style-name="a1488" text:class-names=""><text:a office:title="25. júlí" xlink:href="https://is.wikipedia.org/wiki/25._j%C3%BAl%C3%AD" text:style-name="" text:visited-style-name="">júlí</text:a></text:span><text:span text:style-name="a1489" text:class-names=""> 1241).<text:s text:c="1"/></text:span><text:span text:style-name="a1490" text:class-names="">Faðir</text:span><text:span text:style-name="a1491" text:class-names=""><text:s text:c="1"/></text:span><text:span text:style-name="a1492" text:class-names="">hennar</text:span><text:span text:style-name="a1493" text:class-names="">, </text:span><text:span text:style-name="a1494" text:class-names=""><text:a office:title="Ormur Jónsson Breiðbælingur" xlink:href="https://is.wikipedia.org/wiki/Ormur_J%C3%B3nsson_Brei%C3%B0b%C3%A6lingur" text:style-name="" text:visited-style-name="">Ormur</text:a></text:span><text:span text:style-name="a1495" text:class-names=""><text:a office:title="Ormur Jónsson Breiðbælingur" xlink:href="https://is.wikipedia.org/wiki/Ormur_J%C3%B3nsson_Brei%C3%B0b%C3%A6lingur" text:style-name="" text:visited-style-name=""><text:s text:c="1"/></text:a></text:span><text:span text:style-name="a1496" text:class-names=""><text:a office:title="Ormur Jónsson Breiðbælingur" xlink:href="https://is.wikipedia.org/wiki/Ormur_J%C3%B3nsson_Brei%C3%B0b%C3%A6lingur" text:style-name="" text:visited-style-name="">Jónsson</text:a></text:span><text:span text:style-name="a1497" text:class-names=""><text:a office:title="Ormur Jónsson Breiðbælingur" xlink:href="https://is.wikipedia.org/wiki/Ormur_J%C3%B3nsson_Brei%C3%B0b%C3%A6lingur" text:style-name="" text:visited-style-name=""><text:s text:c="1"/></text:a></text:span><text:span text:style-name="a1498" text:class-names=""><text:a office:title="Ormur Jónsson Breiðbælingur" xlink:href="https://is.wikipedia.org/wiki/Ormur_J%C3%B3nsson_Brei%C3%B0b%C3%A6lingur" text:style-name="" text:visited-style-name="">Breiðbælingur</text:a></text:span><text:span text:style-name="a1499" text:class-names="">,<text:s text:c="1"/></text:span><text:span text:style-name="a1500" text:class-names="">var</text:span><text:span text:style-name="a1501" text:class-names=""><text:s text:c="1"/></text:span><text:span text:style-name="a1502" text:class-names="">goðorðsmaður</text:span><text:span text:style-name="a1503" text:class-names=""><text:s text:c="1"/>á </text:span><text:span text:style-name="a1504" text:class-names=""><text:a office:title="Breiðabólstaður í Fljótshlíð" xlink:href="https://is.wikipedia.org/wiki/Brei%C3%B0ab%C3%B3lsta%C3%B0ur_%C3%AD_Flj%C3%B3tshl%C3%AD%C3%B0" text:style-name="" text:visited-style-name="">Breiðabólstað</text:a></text:span><text:span text:style-name="a1505" text:class-names=""> í </text:span><text:span text:style-name="a1506" text:class-names="">Fljótshlíð</text:span><text:span text:style-name="a1507" text:class-names=""> </text:span><text:span text:style-name="a1508" text:class-names="">og</text:span><text:span text:style-name="a1509" text:class-names=""><text:s text:c="1"/></text:span><text:span text:style-name="a1510" text:class-names="">sonur</text:span><text:span text:style-name="a1511" text:class-names=""><text:s text:c="1"/></text:span><text:span text:style-name="a1512" text:class-names="">Jóns</text:span><text:span text:style-name="a1513" text:class-names=""><text:s text:c="1"/></text:span><text:span text:style-name="a1514" text:class-names="">Loftssonar</text:span><text:span text:style-name="a1515" text:class-names=""><text:s text:c="1"/></text:span><text:span text:style-name="a1516" text:class-names="">fóstra</text:span><text:span text:style-name="a1517" text:class-names=""><text:s text:c="1"/></text:span><text:span text:style-name="a1518" text:class-names="">Snorra</text:span><text:span text:style-name="a1519" text:class-names="">.<text:s text:c="1"/></text:span><text:span text:style-name="a1520" text:class-names="">Hún</text:span><text:span text:style-name="a1521" text:class-names=""><text:s text:c="1"/></text:span><text:span text:style-name="a1522" text:class-names="">var</text:span><text:span text:style-name="a1523" text:class-names=""><text:s text:c="1"/></text:span><text:span text:style-name="a1524" text:class-names="">ekkja</text:span><text:span text:style-name="a1525" text:class-names=""><text:s text:c="1"/></text:span><text:span text:style-name="a1526" text:class-names="">er</text:span><text:span text:style-name="a1527" text:class-names=""><text:s text:c="1"/></text:span><text:span text:style-name="a1528" text:class-names="">þau</text:span><text:span text:style-name="a1529" text:class-names=""><text:s text:c="1"/>Snorri<text:s text:c="1"/></text:span><text:span text:style-name="a1530" text:class-names="">gerðu</text:span><text:span text:style-name="a1531" text:class-names=""><text:s text:c="1"/></text:span><text:span text:style-name="a1532" text:class-names="">með</text:span><text:span text:style-name="a1533" text:class-names=""><text:s text:c="1"/></text:span><text:span text:style-name="a1534" text:class-names="">sér</text:span><text:span text:style-name="a1535" text:class-names=""><text:s text:c="1"/></text:span><text:span text:style-name="a1536" text:class-names="">helmingafélag</text:span><text:span text:style-name="a1537" text:class-names=""><text:s text:c="1"/>1224<text:s text:c="1"/></text:span><text:span text:style-name="a1538" text:class-names="">og</text:span><text:span text:style-name="a1539" text:class-names=""><text:s text:c="1"/></text:span><text:span text:style-name="a1540" text:class-names="">átti</text:span><text:span text:style-name="a1541" text:class-names=""><text:s text:c="1"/></text:span><text:span text:style-name="a1542" text:class-names="">tvo</text:span><text:span text:style-name="a1543" text:class-names=""><text:s text:c="1"/></text:span><text:span text:style-name="a1544" text:class-names="">unga</text:span><text:span text:style-name="a1545" text:class-names=""><text:s text:c="1"/></text:span><text:span text:style-name="a1546" text:class-names="">syni</text:span><text:span text:style-name="a1547" text:class-names=""><text:s text:c="1"/></text:span><text:span text:style-name="a1548" text:class-names="">en</text:span><text:span text:style-name="a1549" text:class-names=""><text:s text:c="1"/></text:span><text:span text:style-name="a1550" text:class-names="">börn</text:span><text:span text:style-name="a1551" text:class-names=""><text:s text:c="1"/></text:span><text:span text:style-name="a1552" text:class-names="">þeirra</text:span><text:span text:style-name="a1553" text:class-names=""><text:s text:c="1"/></text:span><text:span text:style-name="a1554" text:class-names="">Snorra</text:span><text:span text:style-name="a1555" text:class-names=""><text:s text:c="1"/></text:span><text:span text:style-name="a1556" text:class-names="">dóu</text:span><text:span text:style-name="a1557" text:class-names=""><text:s text:c="1"/></text:span><text:span text:style-name="a1558" text:class-names="">öll</text:span><text:span text:style-name="a1559" text:class-names=""><text:s text:c="1"/></text:span><text:span text:style-name="a1560" text:class-names="">ung</text:span><text:span text:style-name="a1561" text:class-names="">.</text:span></text:p>
              <text:p text:style-name="a1564" text:class-names="" text:cond-style-name=""><text:span text:style-name="a1563" text:class-names=""/></text:p>
            </draw:text-box>
            <svg:title/>
            <svg:desc/>
          </draw:frame>
          <draw:frame draw:id="id88" draw:style-name="a1568" draw:name="Slide Number Placeholder 3" svg:x="4.24826in" svg:y="9.49826in" svg:width="3.25in" svg:height="0.50174in">
            <draw:text-box>
              <text:p text:style-name="a1567" text:class-names="" text:cond-style-name=""><text:span text:style-name="a15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570" draw:master-page-name="Master1-Layout4-twoObj-Two-Content" presentation:presentation-page-layout-name="Master1-PPL4" draw:id="Slide-260">
        <draw:frame draw:id="id89" presentation:style-name="a1574" draw:name="Title 1" svg:x="0.91667in" svg:y="0.39931in" svg:width="11.5in" svg:height="1.44965in" presentation:class="title" presentation:placeholder="false">
          <draw:text-box>
            <text:p text:style-name="a1573" text:class-names="" text:cond-style-name=""><text:span text:style-name="a1571" text:class-names="">Heimildir</text:span><text:span text:style-name="a1572" text:class-names=""/></text:p>
          </draw:text-box>
          <svg:title/>
          <svg:desc/>
        </draw:frame>
        <draw:frame draw:id="id90" presentation:style-name="a1600" draw:name="Content Placeholder 2" svg:x="0.91667in" svg:y="1.99653in" svg:width="5.66667in" svg:height="4.75868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75" text:class-names="">Ég</text:span><text:span text:style-name="a1576" text:class-names=""><text:s text:c="1"/></text:span><text:span text:style-name="a1577" text:class-names="">vill</text:span><text:span text:style-name="a1578" text:class-names=""><text:s text:c="1"/></text:span><text:span text:style-name="a1579" text:class-names="">þakka</text:span><text:span text:style-name="a1580" text:class-names=""><text:s text:c="1"/>Wikipedia<text:s text:c="1"/></text:span><text:span text:style-name="a1581" text:class-names="">og</text:span><text:span text:style-name="a1582" text:class-names=""><text:s text:c="1"/></text:span><text:span text:style-name="a1583" text:class-names="">fyrra</text:span><text:span text:style-name="a1584" text:class-names=""><text:s text:c="1"/></text:span><text:span text:style-name="a1585" text:class-names="">námi</text:span><text:span text:style-name="a1586" text:class-names=""><text:s text:c="1"/></text:span><text:span text:style-name="a1587" text:class-names="">mínu</text:span><text:span text:style-name="a1588" text:class-names=""><text:s text:c="1"/></text:span><text:span text:style-name="a1589" text:class-names="">á<text:s text:c="1"/></text:span><text:span text:style-name="a1590" text:class-names="">Snorra</text:span><text:span text:style-name="a1591" text:class-names=""><text:s text:c="1"/></text:span><text:span text:style-name="a1592" text:class-names="">Sturlusyni</text:span><text:span text:style-name="a1593" text:class-names=""/></text:p>
              </text:list-item>
            </text:list>
            <text:list text:style-name="a1599">
              <text:list-item>
                <text:p text:style-name="a1598" text:class-names="" text:cond-style-name=""><text:span text:style-name="a1596" text:class-names="">https://is.wikipedia.org/wiki/Snorri_Sturluson</text:span><text:span text:style-name="a1597" text:class-names=""/></text:p>
              </text:list-item>
            </text:list>
          </draw:text-box>
          <svg:title/>
          <svg:desc/>
        </draw:frame>
        <draw:frame draw:id="id91" presentation:style-name="a1601" draw:name="Content Placeholder 3" svg:x="6.75in" svg:y="1.99653in" svg:width="5.66667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norri Sturlusson</dc:title>
    <meta:initial-creator>Palli</meta:initial-creator>
    <dc:creator>Palli</dc:creator>
    <meta:creation-date>2016-10-10T13:18:22Z</meta:creation-date>
    <dc:date>2016-10-10T16:03:12Z</dc:date>
    <meta:editing-cycles>6</meta:editing-cycles>
    <meta:editing-duration>PT9889S</meta:editing-duration>
    <meta:document-statistic meta:paragraph-count="28" meta:word-count="117"/>
  </office:meta>
</office:document-meta>
</file>